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6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32.74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9.79mm"/>
    </style:style>
    <style:style style:name="co6" style:family="table-column">
      <style:table-column-properties fo:break-before="auto" style:column-width="22.19mm"/>
    </style:style>
    <style:style style:name="co7" style:family="table-column">
      <style:table-column-properties fo:break-before="auto" style:column-width="35.65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3.8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number-columns-repeated="4"/>
          <table:table-cell office:value-type="string" calcext:value-type="string">
            <text:p>Fecha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Continente</text:p>
          </table:table-cell>
          <table:table-cell table:number-columns-repeated="249"/>
        </table:table-row>
        <table:table-row table:style-name="ro2">
          <table:table-cell table:number-columns-repeated="3"/>
          <table:table-cell office:value-type="string" calcext:value-type="string">
            <text:p>PAIS</text:p>
          </table:table-cell>
          <table:table-cell office:value-type="string" calcext:value-type="string">
            <text:p>13-30-2015</text:p>
          </table:table-cell>
          <table:table-cell office:value-type="string" calcext:value-type="string">
            <text:p>Valparais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merica del Sur</text:p>
          </table:table-cell>
          <table:table-cell table:number-columns-repeated="249"/>
        </table:table-row>
        <table:table-row table:style-name="ro3">
          <table:table-cell table:number-columns-repeated="2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AMBIO CLP USD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Chile</text:p>
          </table:table-cell>
          <table:table-cell table:number-columns-repeated="25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EBESTIBLES</text:p>
          </table:table-cell>
          <table:table-cell table:number-columns-repeated="25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AFE_Y_TE</text:p>
          </table:table-cell>
          <table:table-cell table:number-columns-repeated="25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ARNES</text:p>
          </table:table-cell>
          <table:table-cell table:number-columns-repeated="255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OMBUSTIBLES</text:p>
          </table:table-cell>
          <table:table-cell table:number-columns-repeated="25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ENVASADOS</text:p>
          </table:table-cell>
          <table:table-cell table:number-columns-repeated="25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RUTA_Y_VERDURA</text:p>
          </table:table-cell>
          <table:table-cell table:number-columns-repeated="25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ACTEOS</text:p>
          </table:table-cell>
          <table:table-cell table:number-columns-repeated="25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LICORES</text:p>
          </table:table-cell>
          <table:table-cell table:number-columns-repeated="255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OLINERIA</text:p>
          </table:table-cell>
          <table:table-cell table:number-columns-repeated="25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ESCADOS_Y_MARISCOS</text:p>
          </table:table-cell>
          <table:table-cell table:number-columns-repeated="255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TABACOS</text:p>
          </table:table-cell>
          <table:table-cell table:number-columns-repeated="255"/>
        </table:table-row>
        <table:table-row table:style-name="ro4" table:number-rows-repeated="110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$ 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$ 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 $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pta</number:text>
    </number:number-style>
    <number:number-style style:name="N137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pta</number:text>
    </number:number-style>
    <number:number-style style:name="N140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pta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45P2" style:volatile="true">
      <number:text> - pta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loext:min-decimal-places="0" number:min-integer-digits="1" number:grouping="true"/>
      <number:text>   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9P2" style:volatile="true">
      <number:text> -  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pta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53P2" style:volatile="true">
      <number:text> -</number:text>
      <number:number number:decimal-places="0" loext:min-decimal-places="0" number:min-integer-digits="0"/>
      <number:text> pta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  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7P2" style:volatile="true">
      <number:text> -</number:text>
      <number:number number:decimal-places="0" loext:min-decimal-places="0" number:min-integer-digits="0"/>
      <number:text>  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0" loext:min-decimal-places="10" number:min-integer-digits="1"/>
      <number:text> </number:text>
    </number:number-style>
    <number:number-style style:name="N159">
      <number:number number:decimal-places="5" loext:min-decimal-places="5"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">
      <number:number number:decimal-places="0" loext:min-decimal-places="0" number:min-integer-digits="1"/>
      <number:text> </number:text>
    </number:number-style>
    <number:number-style style:name="N162">
      <number:number number:decimal-places="5" loext:min-decimal-places="5" number:min-integer-digits="1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">
      <number:number number:decimal-places="3" loext:min-decimal-places="3" number:min-integer-digits="1"/>
      <number:text> </number:text>
    </number:number-style>
    <number:number-style style:name="N165">
      <number:number number:decimal-places="1" loext:min-decimal-places="1" number:min-integer-digits="1"/>
      <number:text> </number:text>
    </number:number-style>
    <style:style style:name="Default" style:family="table-cell">
      <style:table-cell-properties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6:48:37.36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NASTA Y PONDERACIONES</dc:title>
    <dc:subject>IPM (base jun92=100)</dc:subject>
    <meta:initial-creator>Departamento de estadísticas de Precios</meta:initial-creator>
    <meta:creation-date>2006-08-23T16:51:33</meta:creation-date>
    <dc:date>2015-12-18T16:49:58.006000000</dc:date>
    <meta:print-date>2006-08-28T16:50:13</meta:print-date>
    <meta:editing-duration>PT55M45S</meta:editing-duration>
    <meta:editing-cycles>144</meta:editing-cycles>
    <meta:generator>LibreOffice/5.0.4.2$Windows_x86 LibreOffice_project/2b9802c1994aa0b7dc6079e128979269cf95bc78</meta:generator>
    <meta:document-statistic meta:table-count="1" meta:cell-count="35" meta:object-count="0"/>
  </office:meta>
</office:document-meta>
</file>